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rsid="0018305a" officeooo:paragraph-rsid="0018305a"/>
    </style:style>
    <style:style style:name="P3" style:family="paragraph" style:parent-style-name="Standard">
      <style:text-properties style:font-name="Times New Roman" fo:font-style="italic" officeooo:rsid="0018305a" officeooo:paragraph-rsid="0018305a" style:font-style-asian="italic" style:font-style-complex="italic"/>
    </style:style>
    <style:style style:name="P4" style:family="paragraph" style:parent-style-name="Standard">
      <style:text-properties style:font-name="Times New Roman" officeooo:rsid="001654ed" officeooo:paragraph-rsid="001f0738"/>
    </style:style>
    <style:style style:name="P5" style:family="paragraph" style:parent-style-name="Standard">
      <style:text-properties style:font-name="Times New Roman" officeooo:rsid="00196323" officeooo:paragraph-rsid="00196323"/>
    </style:style>
    <style:style style:name="P6" style:family="paragraph" style:parent-style-name="Standard">
      <style:text-properties style:font-name="Times New Roman" officeooo:rsid="0019891b" officeooo:paragraph-rsid="0019891b"/>
    </style:style>
    <style:style style:name="P7" style:family="paragraph" style:parent-style-name="Standard">
      <style:text-properties style:font-name="Times New Roman" officeooo:rsid="0019891b" officeooo:paragraph-rsid="001d4174"/>
    </style:style>
    <style:style style:name="P8" style:family="paragraph" style:parent-style-name="Standard">
      <style:text-properties style:font-name="Times New Roman" officeooo:rsid="001d4174" officeooo:paragraph-rsid="001d4174"/>
    </style:style>
    <style:style style:name="P9" style:family="paragraph" style:parent-style-name="Standard" style:list-style-name="L1">
      <style:text-properties style:font-name="Times New Roman" officeooo:rsid="001d4174" officeooo:paragraph-rsid="001de39a"/>
    </style:style>
    <style:style style:name="P10" style:family="paragraph" style:parent-style-name="Standard">
      <style:text-properties style:font-name="Times New Roman" officeooo:paragraph-rsid="0018305a"/>
    </style:style>
    <style:style style:name="P11" style:family="paragraph" style:parent-style-name="Standard">
      <style:text-properties style:font-name="Times New Roman" officeooo:rsid="00229921" officeooo:paragraph-rsid="00229921"/>
    </style:style>
    <style:style style:name="P12" style:family="paragraph" style:parent-style-name="Standard">
      <style:text-properties style:font-name="Times New Roman" officeooo:rsid="00235165" officeooo:paragraph-rsid="00235165"/>
    </style:style>
    <style:style style:name="P13" style:family="paragraph" style:parent-style-name="Standard">
      <style:text-properties style:font-name="Times New Roman" officeooo:rsid="0023c90b" officeooo:paragraph-rsid="001de39a"/>
    </style:style>
    <style:style style:name="P14" style:family="paragraph" style:parent-style-name="Standard">
      <style:text-properties style:font-name="Times New Roman" officeooo:rsid="0023c90b" officeooo:paragraph-rsid="0023c90b"/>
    </style:style>
    <style:style style:name="P15" style:family="paragraph" style:parent-style-name="Standard">
      <style:text-properties officeooo:paragraph-rsid="001ce690"/>
    </style:style>
    <style:style style:name="P16" style:family="paragraph" style:parent-style-name="Standard">
      <style:text-properties officeooo:paragraph-rsid="0018305a"/>
    </style:style>
    <style:style style:name="P17" style:family="paragraph" style:parent-style-name="Standard">
      <style:text-properties officeooo:paragraph-rsid="001de39a"/>
    </style:style>
    <style:style style:name="P18" style:family="paragraph" style:parent-style-name="Standard" style:list-style-name="L1">
      <style:text-properties officeooo:paragraph-rsid="0023c90b"/>
    </style:style>
    <style:style style:name="P19" style:family="paragraph" style:parent-style-name="Standard">
      <style:text-properties officeooo:paragraph-rsid="0023c90b"/>
    </style:style>
    <style:style style:name="P20" style:family="paragraph" style:parent-style-name="Standard">
      <style:text-properties officeooo:paragraph-rsid="0023fdaa"/>
    </style:style>
    <style:style style:name="P21" style:family="paragraph" style:parent-style-name="Standard">
      <style:text-properties officeooo:paragraph-rsid="00270a31"/>
    </style:style>
    <style:style style:name="P22" style:family="paragraph" style:parent-style-name="Standard">
      <style:text-properties officeooo:rsid="002e31b5" officeooo:paragraph-rsid="002e31b5"/>
    </style:style>
    <style:style style:name="P23" style:family="paragraph" style:parent-style-name="Standard">
      <style:text-properties officeooo:paragraph-rsid="002e31b5"/>
    </style:style>
    <style:style style:name="P24" style:family="paragraph" style:parent-style-name="Subtitle">
      <style:text-properties officeooo:paragraph-rsid="001ce690"/>
    </style:style>
    <style:style style:name="T1" style:family="text">
      <style:text-properties officeooo:rsid="001be214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1d4174"/>
    </style:style>
    <style:style style:name="T4" style:family="text">
      <style:text-properties style:font-name="Times New Roman" officeooo:rsid="001de39a"/>
    </style:style>
    <style:style style:name="T5" style:family="text">
      <style:text-properties style:font-name="Times New Roman" officeooo:rsid="001f0738"/>
    </style:style>
    <style:style style:name="T6" style:family="text">
      <style:text-properties style:font-name="Times New Roman" officeooo:rsid="0018305a"/>
    </style:style>
    <style:style style:name="T7" style:family="text">
      <style:text-properties style:font-name="Times New Roman" officeooo:rsid="00229921"/>
    </style:style>
    <style:style style:name="T8" style:family="text">
      <style:text-properties style:font-name="Times New Roman" officeooo:rsid="0023c90b"/>
    </style:style>
    <style:style style:name="T9" style:family="text">
      <style:text-properties style:font-name="Times New Roman" fo:font-style="italic" officeooo:rsid="0023fdaa" style:font-style-asian="italic" style:font-style-complex="italic"/>
    </style:style>
    <style:style style:name="T10" style:family="text">
      <style:text-properties style:font-name="Times New Roman" fo:font-style="italic" officeooo:rsid="0026999f" style:font-style-asian="italic" style:font-style-complex="italic"/>
    </style:style>
    <style:style style:name="T11" style:family="text">
      <style:text-properties style:font-name="Times New Roman" fo:language="en" fo:country="US" fo:font-style="italic" style:font-style-asian="italic" style:font-style-complex="italic"/>
    </style:style>
    <style:style style:name="T12" style:family="text">
      <style:text-properties style:font-name="Times New Roman" officeooo:rsid="00270a31"/>
    </style:style>
    <style:style style:name="T13" style:family="text">
      <style:text-properties style:font-name="Times New Roman" fo:font-weight="bold" officeooo:rsid="00270a31" style:font-weight-asian="bold" style:font-weight-complex="bold"/>
    </style:style>
    <style:style style:name="T14" style:family="text">
      <style:text-properties style:font-name="Times New Roman" officeooo:rsid="002881d3"/>
    </style:style>
    <style:style style:name="T15" style:family="text">
      <style:text-properties style:font-name="Times New Roman" officeooo:rsid="00297f3b"/>
    </style:style>
    <style:style style:name="T16" style:family="text">
      <style:text-properties style:font-name="Times New Roman" officeooo:rsid="002e31b5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1de39a"/>
    </style:style>
    <style:style style:name="T19" style:family="text">
      <style:text-properties officeooo:rsid="001f0738"/>
    </style:style>
    <style:style style:name="T20" style:family="text">
      <style:text-properties officeooo:rsid="0020f8c9"/>
    </style:style>
    <style:style style:name="T21" style:family="text">
      <style:text-properties officeooo:rsid="00229921"/>
    </style:style>
    <style:style style:name="T22" style:family="text">
      <style:text-properties officeooo:rsid="0018305a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235165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235165" style:font-style-asian="normal" style:font-style-complex="normal"/>
    </style:style>
    <style:style style:name="T27" style:family="text">
      <style:text-properties fo:font-style="normal" officeooo:rsid="0023fdaa" style:font-style-asian="normal" style:font-style-complex="normal"/>
    </style:style>
    <style:style style:name="T28" style:family="text">
      <style:text-properties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officeooo:rsid="002881d3"/>
    </style:style>
    <style:style style:name="T31" style:family="text">
      <style:text-properties officeooo:rsid="002e31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Artificial Neural Networks – </text:p>
      <text:p text:style-name="P24">Prédiction des joueurs de classe mondiale au football</text:p>
      <text:p text:style-name="P1"/>
      <text:p text:style-name="P20"><text:span text:style-name="T9">Avant-propos : Ce modèle n’a pas été évalué par la validation croisée </text:span><text:span text:style-name="T10">et donc non amélioré.</text:span></text:p>
      <text:p text:style-name="P1"/>
      <text:p text:style-name="P15"><text:span text:style-name="T17">Objectif</text:span> : Prédire si un joueur est de classe mondiale en fonction d’un nombre Xn variables d’entrée </text:p>
      <text:p text:style-name="P8"><text:span text:style-name="T17">Méthode</text:span> <text:span text:style-name="T17">utilisée</text:span> : classification</text:p>
      <text:p text:style-name="P21"><text:span text:style-name="T13">Librairies utilisées </text:span><text:span text:style-name="T12">: Scikit-learn, </text:span><text:span text:style-name="T15">K</text:span><text:span text:style-name="T14">eras et </text:span><text:span text:style-name="T12">TensorFlow</text:span></text:p>
      <text:p text:style-name="P1"/>
      <text:p text:style-name="P2">Les données <text:span text:style-name="T1">proviennent</text:span> de l’european soccer database du site kaggle :</text:p>
      <text:p text:style-name="P3">https://www.kaggle.com/hugomathien/soccer</text:p>
      <text:p text:style-name="P1"/>
      <text:p text:style-name="P7"><text:span text:style-name="T17">Taille du jeu de données</text:span> : 9992 <text:span text:style-name="T31">observations</text:span></text:p>
      <text:p text:style-name="P7"/>
      <text:p text:style-name="P19"><text:span text:style-name="T8">Ces données ont été collectées entre 2008 et 2016 dans 11 championnats européens.</text:span></text:p>
      <text:p text:style-name="P22"><text:span text:style-name="T8"/></text:p>
      <text:p text:style-name="P23"><text:span text:style-name="T8">P</text:span><text:span text:style-name="T16">our chaque joueur est retenu la ligne Max(note globale), sans tenir compte de la saison.</text:span></text:p>
      <text:p text:style-name="P4">Les <text:span text:style-name="T19">joueurs au poste </text:span><text:span text:style-name="T20">de </text:span>gardien ont été retiré<text:span text:style-name="T21">s.</text:span></text:p>
      <text:p text:style-name="P1"/>
      <text:p text:style-name="P17"><text:span text:style-name="T3">Les joueurs sont classés en fonction de leur </text:span><text:span text:style-name="T5">score</text:span><text:span text:style-name="T3"> globale </text:span><text:span text:style-name="T4">(sur 100) </text:span><text:span text:style-name="T3">:</text:span></text:p>
      <text:list xml:id="list2497578901" text:style-name="L1">
        <text:list-item>
          <text:p text:style-name="P18"><text:span text:style-name="T4">y = 1 si le joueur à reçu </text:span><text:span text:style-name="T5">un score</text:span><text:span text:style-name="T4"> supérieur</text:span><text:span text:style-name="T5"> ou égale à </text:span><text:span text:style-name="T4">86 </text:span><text:span text:style-name="T8">(ajustement subjectif pour le projet)</text:span></text:p>
        </text:list-item>
        <text:list-item>
          <text:p text:style-name="P9"><text:span text:style-name="T18">y = 0 si le joueur à un </text:span><text:span text:style-name="T19">score </text:span><text:span text:style-name="T18">inférieur à 86</text:span> </text:p>
        </text:list-item>
      </text:list>
      <text:p text:style-name="P13"/>
      <text:p text:style-name="P14">Exemples de joueurs de classe mondiale dans le jeu de données : Lionel Messi, Neymar<text:span text:style-name="T29">, </text:span><text:span text:style-name="T28">Andres Iniesta etc...</text:span></text:p>
      <text:p text:style-name="P1"/>
      <text:p text:style-name="P10"><text:span text:style-name="T22">Les entrées </text:span><text:span text:style-name="T21">X sont les suivantes</text:span><text:span text:style-name="T22"> :</text:span></text:p>
      <text:p text:style-name="P2"/>
      <text:p text:style-name="P16"><text:span text:style-name="T6">Age, taille, poids, pied préféré, controle de balle, vision, </text:span><text:span text:style-name="T7">endurance</text:span><text:span text:style-name="T6">, </text:span><text:span text:style-name="T7">passe courte</text:span><text:span text:style-name="T6">, </text:span><text:span text:style-name="T7">placement.</text:span></text:p>
      <text:p text:style-name="P2"/>
      <text:p text:style-name="P11">La sortie attendue est un prédiction <text:span text:style-name="T23">yp </text:span><text:span text:style-name="T25">booléenne.</text:span></text:p>
      <text:p text:style-name="P11"><text:span text:style-name="T25"/></text:p>
      <text:p text:style-name="P11"><text:span text:style-name="T25">La fonction d’activation </text:span><text:span text:style-name="T26">redresseur (</text:span><text:span text:style-name="T24">relu</text:span><text:span text:style-name="T26">) est choisie en entrée et la fonction sigmoïde (</text:span><text:span text:style-name="T24">sigmoid</text:span><text:span text:style-name="T26">) est choisie en sortie pour un score </text:span><text:span text:style-name="T27">probabiliste.</text:span></text:p>
      <text:p text:style-name="P11"><text:span text:style-name="T26"/></text:p>
      <text:p text:style-name="P12"><text:span text:style-name="T25">Le réseau est composé d’un couche d’entrée, de 2 couches cachées de 6 neuronnes chacune et d’une couche de sortie.</text:span></text:p>
      <text:p text:style-name="P12"><text:span text:style-name="T25"/></text:p>
      <text:p text:style-name="P12"><text:span text:style-name="T25"/></text:p>
      <text:p text:style-name="P12"><text:span text:style-name="T25"/></text:p>
      <text:p text:style-name="P5"/>
      <text:p text:style-name="P5"/>
      <text:p text:style-name="P5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0:25:10.454133680</meta:creation-date>
    <dc:date>2021-11-17T16:18:35.318025493</dc:date>
    <meta:editing-duration>PT57M51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247" meta:character-count="1498" meta:non-whitespace-character-count="1270"/>
  </office:meta>
</office:document-meta>
</file>